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repeated="2"/>
          <table:table-cell table:style-name="ce3" office:value-type="string" table:number-columns-spanned="4" table:number-rows-spanned="1">
            <text:p>All Injuries</text:p>
          </table:table-cell>
          <table:covered-table-cell table:number-columns-repeated="3" table:style-name="ce1"/>
          <table:table-cell table:style-name="ce3" office:value-type="string" table:number-columns-spanned="4" table:number-rows-spanned="1">
            <text:p>Game-Related Injuries</text:p>
          </table:table-cell>
          <table:covered-table-cell table:number-columns-repeated="3" table:style-name="ce1"/>
          <table:table-cell table:style-name="ce1"/>
          <table:table-cell table:number-columns-repeated="3"/>
          <table:table-cell office:value-type="string">
            <text:p>Based on <text:a xlink:href="http://www.ncbi.nlm.nih.gov/pmc/articles/PMC3445097/">http://www.ncbi.nlm.nih.gov/pmc/articles/PMC3445097/</text:a> with the following changes:</text:p>
          </table:table-cell>
        </table:table-row>
        <table:table-row table:style-name="ro2">
          <table:table-cell table:style-name="ce1" table:number-columns-repeated="2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s Missed</text:p>
          </table:table-cell>
          <table:covered-table-cell table:style-name="ce1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 Related</text:p>
          </table:table-cell>
          <table:covered-table-cell table:style-name="ce1"/>
          <table:table-cell table:style-name="ce1"/>
          <table:table-cell table:number-columns-repeated="3"/>
          <table:table-cell office:value-type="string">
            <text:p>Added “BBGM Name” column with colloquial names for injuries</text:p>
          </table:table-cell>
        </table:table-row>
        <table:table-row table:style-name="ro1">
          <table:table-cell table:style-name="ce1" office:value-type="string">
            <text:p>Pathology</text:p>
          </table:table-cell>
          <table:table-cell table:style-name="ce1" office:value-type="string">
            <text:p>BBGM Nam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number-columns-repeated="2" table:style-name="ce1" office:value-type="string">
            <text:p>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95% CI</text:p>
          </table:table-cell>
          <table:table-cell table:style-name="ce1" office:value-type="string">
            <text:p>Games Missed Per Injury</text:p>
          </table:table-cell>
          <table:table-cell table:style-name="ce1" office:value-type="string">
            <text:p>Injuries Per Team-Game</text:p>
          </table:table-cell>
          <table:table-cell table:style-name="ce1" office:value-type="string">
            <text:p>CumSum</text:p>
          </table:table-cell>
          <table:table-cell office:value-type="string">
            <text:p>Added “Games Missed Per Injury” and “Injuries Per Team-Game” columns</text:p>
          </table:table-cell>
        </table:table-row>
        <table:table-row table:style-name="ro2">
          <table:table-cell office:value-type="string">
            <text:p>Lateral ankle sprain</text:p>
          </table:table-cell>
          <table:table-cell office:value-type="string">
            <text:p>Sprained Ankle</text:p>
          </table:table-cell>
          <table:table-cell office:value-type="float" office:value="1808">
            <text:p>1808</text:p>
          </table:table-cell>
          <table:table-cell office:value-type="float" office:value="14.4">
            <text:p>14.4</text:p>
          </table:table-cell>
          <table:table-cell office:value-type="float" office:value="6249">
            <text:p>6249</text:p>
          </table:table-cell>
          <table:table-cell office:value-type="float" office:value="10.5">
            <text:p>10.5</text:p>
          </table:table-cell>
          <table:table-cell office:value-type="float" office:value="1103">
            <text:p>1103</text:p>
          </table:table-cell>
          <table:table-cell office:value-type="float" office:value="17.6">
            <text:p>17.6</text:p>
          </table:table-cell>
          <table:table-cell office:value-type="float" office:value="64">
            <text:p>64</text:p>
          </table:table-cell>
          <table:table-cell office:value-type="float" office:value="3.2">
            <text:p>3.2</text:p>
          </table:table-cell>
          <table:table-cell office:value-type="string">
            <text:p>3.1-3.5</text:p>
          </table:table-cell>
          <table:table-cell table:style-name="ce4" table:formula="of:=[.E4]/[.C4]" office:value-type="float" office:value="3.45630530973451">
            <text:p>3.46</text:p>
          </table:table-cell>
          <table:table-cell table:formula="of:=[.C4]/(17*30*82)" office:value-type="float" office:value="0.0432329029172645">
            <text:p>0.0432329029</text:p>
          </table:table-cell>
          <table:table-cell table:formula="of:=SUM([.C$4:.C4])" office:value-type="float" office:value="1808">
            <text:p>1808</text:p>
          </table:table-cell>
          <table:table-cell office:value-type="string">
            <text:p>Merged the two “tooth fracture” rows</text:p>
          </table:table-cell>
        </table:table-row>
        <table:table-row table:style-name="ro1">
          <table:table-cell office:value-type="string">
            <text:p>Patellofemoral inflammation</text:p>
          </table:table-cell>
          <table:table-cell office:value-type="string">
            <text:p>Patellar Tendinitis</text:p>
          </table:table-cell>
          <table:table-cell office:value-type="float" office:value="1493">
            <text:p>1493</text:p>
          </table:table-cell>
          <table:table-cell office:value-type="float" office:value="11.9">
            <text:p>11.9</text:p>
          </table:table-cell>
          <table:table-cell office:value-type="float" office:value="10370">
            <text:p>10370</text:p>
          </table:table-cell>
          <table:table-cell office:value-type="float" office:value="17.5">
            <text:p>17.5</text:p>
          </table:table-cell>
          <table:table-cell office:value-type="float" office:value="245">
            <text:p>245</text:p>
          </table:table-cell>
          <table:table-cell office:value-type="float" office:value="3.9">
            <text:p>3.9</text:p>
          </table:table-cell>
          <table:table-cell office:value-type="float" office:value="16.4">
            <text:p>16.4</text:p>
          </table:table-cell>
          <table:table-cell office:value-type="float" office:value="0.7">
            <text:p>0.7</text:p>
          </table:table-cell>
          <table:table-cell office:value-type="string">
            <text:p>0.7-0.8</text:p>
          </table:table-cell>
          <table:table-cell table:style-name="ce4" table:formula="of:=[.E5]/[.C5]" office:value-type="float" office:value="6.94574681848627">
            <text:p>6.95</text:p>
          </table:table-cell>
          <table:table-cell table:formula="of:=[.C5]/(17*30*82)" office:value-type="float" office:value="0.0357006217120995">
            <text:p>0.0357006217</text:p>
          </table:table-cell>
          <table:table-cell table:formula="of:=SUM([.C$4:.C5])" office:value-type="float" office:value="3301">
            <text:p>3301</text:p>
          </table:table-cell>
          <table:table-cell office:value-type="string">
            <text:p>Merged “glenohumeral stprain” and “ac sprain”</text:p>
          </table:table-cell>
        </table:table-row>
        <table:table-row table:style-name="ro2">
          <table:table-cell office:value-type="string">
            <text:p>Lumbar sprain/strain</text:p>
          </table:table-cell>
          <table:table-cell office:value-type="string">
            <text:p>Back Spasms</text:p>
          </table:table-cell>
          <table:table-cell office:value-type="float" office:value="999">
            <text:p>999</text:p>
          </table:table-cell>
          <table:table-cell office:value-type="float" office:value="7.9">
            <text:p>7.9</text:p>
          </table:table-cell>
          <table:table-cell office:value-type="float" office:value="3933">
            <text:p>3933</text:p>
          </table:table-cell>
          <table:table-cell office:value-type="float" office:value="6.6">
            <text:p>6.6</text:p>
          </table:table-cell>
          <table:table-cell office:value-type="float" office:value="361">
            <text:p>361</text:p>
          </table:table-cell>
          <table:table-cell office:value-type="float" office:value="5.7">
            <text:p>5.7</text:p>
          </table:table-cell>
          <table:table-cell office:value-type="float" office:value="36.1">
            <text:p>36.1</text:p>
          </table:table-cell>
          <table:table-cell office:value-type="float" office:value="1.1">
            <text:p>1.1</text:p>
          </table:table-cell>
          <table:table-cell office:value-type="string">
            <text:p>1.0-1.2</text:p>
          </table:table-cell>
          <table:table-cell table:style-name="ce4" table:formula="of:=[.E6]/[.C6]" office:value-type="float" office:value="3.93693693693694">
            <text:p>3.94</text:p>
          </table:table-cell>
          <table:table-cell table:formula="of:=[.C6]/(17*30*82)" office:value-type="float" office:value="0.0238880918220947">
            <text:p>0.0238880918</text:p>
          </table:table-cell>
          <table:table-cell table:formula="of:=SUM([.C$4:.C6])" office:value-type="float" office:value="4300">
            <text:p>4300</text:p>
          </table:table-cell>
          <table:table-cell office:value-type="string">
            <text:p>Merged “Ankle inflammation” and “Lateral ankle sprain”</text:p>
          </table:table-cell>
        </table:table-row>
        <table:table-row table:style-name="ro1">
          <table:table-cell office:value-type="string">
            <text:p>Hamstring strain</text:p>
          </table:table-cell>
          <table:table-cell office:value-type="string">
            <text:p>Strained Hamstring</text:p>
          </table:table-cell>
          <table:table-cell office:value-type="float" office:value="413">
            <text:p>413</text:p>
          </table:table-cell>
          <table:table-cell office:value-type="float" office:value="3.3">
            <text:p>3.3</text:p>
          </table:table-cell>
          <table:table-cell office:value-type="float" office:value="1826">
            <text:p>1826</text:p>
          </table:table-cell>
          <table:table-cell office:value-type="float" office:value="3.1">
            <text:p>3.1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45.8">
            <text:p>45.8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7]/[.C7]" office:value-type="float" office:value="4.42130750605327">
            <text:p>4.42</text:p>
          </table:table-cell>
          <table:table-cell table:formula="of:=[.C7]/(17*30*82)" office:value-type="float" office:value="0.00987565758010521">
            <text:p>0.0098756576</text:p>
          </table:table-cell>
          <table:table-cell table:formula="of:=SUM([.C$4:.C7])" office:value-type="float" office:value="4713">
            <text:p>4713</text:p>
          </table:table-cell>
          <table:table-cell office:value-type="string">
            <text:p>Inflammation = swollen, inflamed, tendonitis?</text:p>
          </table:table-cell>
        </table:table-row>
        <table:table-row table:style-name="ro2">
          <table:table-cell office:value-type="string">
            <text:p>Adductor strain</text:p>
          </table:table-cell>
          <table:table-cell office:value-type="string">
            <text:p>Strained Groin</text:p>
          </table:table-cell>
          <table:table-cell office:value-type="float" office:value="394">
            <text:p>394</text:p>
          </table:table-cell>
          <table:table-cell office:value-type="float" office:value="3.1">
            <text:p>3.1</text:p>
          </table:table-cell>
          <table:table-cell office:value-type="float" office:value="1416">
            <text:p>1416</text:p>
          </table:table-cell>
          <table:table-cell office:value-type="float" office:value="2.4">
            <text:p>2.4</text:p>
          </table:table-cell>
          <table:table-cell office:value-type="float" office:value="185">
            <text:p>185</text:p>
          </table:table-cell>
          <table:table-cell office:value-type="float" office:value="2.9">
            <text:p>2.9</text:p>
          </table:table-cell>
          <table:table-cell office:value-type="float" office:value="47">
            <text:p>47</text:p>
          </table:table-cell>
          <table:table-cell office:value-type="float" office:value="0.6">
            <text:p>0.6</text:p>
          </table:table-cell>
          <table:table-cell office:value-type="string">
            <text:p>0.5-0.6</text:p>
          </table:table-cell>
          <table:table-cell table:style-name="ce4" table:formula="of:=[.E8]/[.C8]" office:value-type="float" office:value="3.59390862944162">
            <text:p>3.59</text:p>
          </table:table-cell>
          <table:table-cell table:formula="of:=[.C8]/(17*30*82)" office:value-type="float" office:value="0.00942132950741272">
            <text:p>0.0094213295</text:p>
          </table:table-cell>
          <table:table-cell table:formula="of:=SUM([.C$4:.C8])" office:value-type="float" office:value="5107">
            <text:p>5107</text:p>
          </table:table-cell>
          <table:table-cell office:value-type="string">
            <text:p>Added Torn ACL row</text:p>
          </table:table-cell>
        </table:table-row>
        <table:table-row table:style-name="ro2">
          <table:table-cell office:value-type="string">
            <text:p>Knee sprain</text:p>
          </table:table-cell>
          <table:table-cell office:value-type="string">
            <text:p>Sprained Knee</text:p>
          </table:table-cell>
          <table:table-cell office:value-type="float" office:value="392">
            <text:p>392</text:p>
          </table:table-cell>
          <table:table-cell office:value-type="float" office:value="3.1">
            <text:p>3.1</text:p>
          </table:table-cell>
          <table:table-cell office:value-type="float" office:value="4369">
            <text:p>4369</text:p>
          </table:table-cell>
          <table:table-cell office:value-type="float" office:value="7.4">
            <text:p>7.4</text:p>
          </table:table-cell>
          <table:table-cell office:value-type="float" office:value="268">
            <text:p>268</text:p>
          </table:table-cell>
          <table:table-cell office:value-type="float" office:value="4.3">
            <text:p>4.3</text:p>
          </table:table-cell>
          <table:table-cell office:value-type="float" office:value="68.4">
            <text:p>68.4</text:p>
          </table:table-cell>
          <table:table-cell office:value-type="float" office:value="0.8">
            <text:p>0.8</text:p>
          </table:table-cell>
          <table:table-cell office:value-type="string">
            <text:p>0.7-0.9</text:p>
          </table:table-cell>
          <table:table-cell table:style-name="ce4" table:formula="of:=[.E9]/[.C9]" office:value-type="float" office:value="11.1454081632653">
            <text:p>11.15</text:p>
          </table:table-cell>
          <table:table-cell table:formula="of:=[.C9]/(17*30*82)" office:value-type="float" office:value="0.00937350549976088">
            <text:p>0.0093735055</text:p>
          </table:table-cell>
          <table:table-cell table:formula="of:=SUM([.C$4:.C9])" office:value-type="float" office:value="5499">
            <text:p>5499</text:p>
          </table:table-cell>
          <table:table-cell office:value-type="string">
            <text:p>Deleted mouth and face lacerations, as they are too minor to worry about</text:p>
          </table:table-cell>
        </table:table-row>
        <table:table-row table:style-name="ro1">
          <table:table-cell office:value-type="string">
            <text:p>Foot inflammation</text:p>
          </table:table-cell>
          <table:table-cell office:value-type="string">
            <text:p>Plantar Fasciitis</text:p>
          </table:table-cell>
          <table:table-cell office:value-type="float" office:value="362">
            <text:p>362</text:p>
          </table:table-cell>
          <table:table-cell office:value-type="float" office:value="2.9">
            <text:p>2.9</text:p>
          </table:table-cell>
          <table:table-cell office:value-type="float" office:value="2043">
            <text:p>2043</text:p>
          </table:table-cell>
          <table:table-cell office:value-type="float" office:value="3.5">
            <text:p>3.5</text:p>
          </table:table-cell>
          <table:table-cell office:value-type="float" office:value="94">
            <text:p>94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10]/[.C10]" office:value-type="float" office:value="5.64364640883978">
            <text:p>5.64</text:p>
          </table:table-cell>
          <table:table-cell table:formula="of:=[.C10]/(17*30*82)" office:value-type="float" office:value="0.00865614538498326">
            <text:p>0.0086561454</text:p>
          </table:table-cell>
          <table:table-cell table:formula="of:=SUM([.C$4:.C10])" office:value-type="float" office:value="5861">
            <text:p>5861</text:p>
          </table:table-cell>
          <table:table-cell/>
        </table:table-row>
        <table:table-row table:style-name="ro2">
          <table:table-cell office:value-type="string">
            <text:p>Quadriceps contusion</text:p>
          </table:table-cell>
          <table:table-cell office:value-type="string">
            <text:p>Bruised Quadriceps</text:p>
          </table:table-cell>
          <table:table-cell office:value-type="float" office:value="338">
            <text:p>338</text:p>
          </table:table-cell>
          <table:table-cell office:value-type="float" office:value="2.7">
            <text:p>2.7</text:p>
          </table:table-cell>
          <table:table-cell office:value-type="float" office:value="478">
            <text:p>478</text:p>
          </table:table-cell>
          <table:table-cell office:value-type="float" office:value="0.8">
            <text:p>0.8</text:p>
          </table:table-cell>
          <table:table-cell office:value-type="float" office:value="232">
            <text:p>232</text:p>
          </table:table-cell>
          <table:table-cell office:value-type="float" office:value="3.7">
            <text:p>3.7</text:p>
          </table:table-cell>
          <table:table-cell office:value-type="float" office:value="68.6">
            <text:p>68.6</text:p>
          </table:table-cell>
          <table:table-cell office:value-type="float" office:value="0.7">
            <text:p>0.7</text:p>
          </table:table-cell>
          <table:table-cell office:value-type="string">
            <text:p>0.6-0.8</text:p>
          </table:table-cell>
          <table:table-cell table:style-name="ce4" table:formula="of:=[.E11]/[.C11]" office:value-type="float" office:value="1.41420118343195">
            <text:p>1.41</text:p>
          </table:table-cell>
          <table:table-cell table:formula="of:=[.C11]/(17*30*82)" office:value-type="float" office:value="0.00808225729316117">
            <text:p>0.0080822573</text:p>
          </table:table-cell>
          <table:table-cell table:formula="of:=SUM([.C$4:.C11])" office:value-type="float" office:value="6199">
            <text:p>6199</text:p>
          </table:table-cell>
          <table:table-cell/>
        </table:table-row>
        <table:table-row table:style-name="ro2">
          <table:table-cell office:value-type="string">
            <text:p>Knee/patella contusion</text:p>
          </table:table-cell>
          <table:table-cell office:value-type="string">
            <text:p>Bruised Knee</text:p>
          </table:table-cell>
          <table:table-cell office:value-type="float" office:value="321">
            <text:p>321</text:p>
          </table:table-cell>
          <table:table-cell office:value-type="float" office:value="2.5">
            <text:p>2.5</text:p>
          </table:table-cell>
          <table:table-cell office:value-type="float" office:value="690">
            <text:p>690</text:p>
          </table:table-cell>
          <table:table-cell office:value-type="float" office:value="1.2">
            <text:p>1.2</text:p>
          </table:table-cell>
          <table:table-cell office:value-type="float" office:value="213">
            <text:p>213</text:p>
          </table:table-cell>
          <table:table-cell office:value-type="float" office:value="3.4">
            <text:p>3.4</text:p>
          </table:table-cell>
          <table:table-cell office:value-type="float" office:value="66.4">
            <text:p>66.4</text:p>
          </table:table-cell>
          <table:table-cell office:value-type="float" office:value="0.6">
            <text:p>0.6</text:p>
          </table:table-cell>
          <table:table-cell office:value-type="string">
            <text:p>0.6-0.7</text:p>
          </table:table-cell>
          <table:table-cell table:style-name="ce4" table:formula="of:=[.E12]/[.C12]" office:value-type="float" office:value="2.14953271028037">
            <text:p>2.15</text:p>
          </table:table-cell>
          <table:table-cell table:formula="of:=[.C12]/(17*30*82)" office:value-type="float" office:value="0.00767575322812052">
            <text:p>0.0076757532</text:p>
          </table:table-cell>
          <table:table-cell table:formula="of:=SUM([.C$4:.C12])" office:value-type="float" office:value="6520">
            <text:p>6520</text:p>
          </table:table-cell>
          <table:table-cell/>
        </table:table-row>
        <table:table-row table:style-name="ro2">
          <table:table-cell office:value-type="string">
            <text:p>Finger sprain</text:p>
          </table:table-cell>
          <table:table-cell office:value-type="string">
            <text:p>Sprained Finger</text:p>
          </table:table-cell>
          <table:table-cell office:value-type="float" office:value="308">
            <text:p>308</text:p>
          </table:table-cell>
          <table:table-cell office:value-type="float" office:value="2.4">
            <text:p>2.4</text:p>
          </table:table-cell>
          <table:table-cell office:value-type="float" office:value="336">
            <text:p>336</text:p>
          </table:table-cell>
          <table:table-cell office:value-type="float" office:value="0.6">
            <text:p>0.6</text:p>
          </table:table-cell>
          <table:table-cell office:value-type="float" office:value="205">
            <text:p>205</text:p>
          </table:table-cell>
          <table:table-cell office:value-type="float" office:value="3.3">
            <text:p>3.3</text:p>
          </table:table-cell>
          <table:table-cell office:value-type="float" office:value="66.6">
            <text:p>66.6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13]/[.C13]" office:value-type="float" office:value="1.09090909090909">
            <text:p>1.09</text:p>
          </table:table-cell>
          <table:table-cell table:formula="of:=[.C13]/(17*30*82)" office:value-type="float" office:value="0.00736489717838355">
            <text:p>0.0073648972</text:p>
          </table:table-cell>
          <table:table-cell table:formula="of:=SUM([.C$4:.C13])" office:value-type="float" office:value="6828">
            <text:p>6828</text:p>
          </table:table-cell>
          <table:table-cell/>
        </table:table-row>
        <table:table-row table:style-name="ro1">
          <table:table-cell office:value-type="string">
            <text:p>Triceps surae strain</text:p>
          </table:table-cell>
          <table:table-cell office:value-type="string">
            <text:p>Sprained Calf</text:p>
          </table:table-cell>
          <table:table-cell office:value-type="float" office:value="259">
            <text:p>259</text:p>
          </table:table-cell>
          <table:table-cell office:value-type="float" office:value="2.1">
            <text:p>2.1</text:p>
          </table:table-cell>
          <table:table-cell office:value-type="float" office:value="2078">
            <text:p>2078</text:p>
          </table:table-cell>
          <table:table-cell office:value-type="float" office:value="3.5">
            <text:p>3.5</text:p>
          </table:table-cell>
          <table:table-cell office:value-type="float" office:value="138">
            <text:p>138</text:p>
          </table:table-cell>
          <table:table-cell office:value-type="float" office:value="2.2">
            <text:p>2.2</text:p>
          </table:table-cell>
          <table:table-cell office:value-type="float" office:value="53.3">
            <text:p>53.3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4]/[.C14]" office:value-type="float" office:value="8.02316602316602">
            <text:p>8.02</text:p>
          </table:table-cell>
          <table:table-cell table:formula="of:=[.C14]/(17*30*82)" office:value-type="float" office:value="0.00619320899091344">
            <text:p>0.006193209</text:p>
          </table:table-cell>
          <table:table-cell table:formula="of:=SUM([.C$4:.C14])" office:value-type="float" office:value="7087">
            <text:p>7087</text:p>
          </table:table-cell>
          <table:table-cell/>
        </table:table-row>
        <table:table-row table:style-name="ro2">
          <table:table-cell office:value-type="string">
            <text:p>Leg contusion</text:p>
          </table:table-cell>
          <table:table-cell office:value-type="string">
            <text:p>Bruised Leg</text:p>
          </table:table-cell>
          <table:table-cell office:value-type="float" office:value="227">
            <text:p>227</text:p>
          </table:table-cell>
          <table:table-cell office:value-type="float" office:value="1.8">
            <text:p>1.8</text:p>
          </table:table-cell>
          <table:table-cell office:value-type="float" office:value="316">
            <text:p>316</text:p>
          </table:table-cell>
          <table:table-cell office:value-type="float" office:value="0.5">
            <text:p>0.5</text:p>
          </table:table-cell>
          <table:table-cell office:value-type="float" office:value="157">
            <text:p>157</text:p>
          </table:table-cell>
          <table:table-cell office:value-type="float" office:value="2.5">
            <text:p>2.5</text:p>
          </table:table-cell>
          <table:table-cell office:value-type="float" office:value="69.2">
            <text:p>69.2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5]/[.C15]" office:value-type="float" office:value="1.3920704845815">
            <text:p>1.39</text:p>
          </table:table-cell>
          <table:table-cell table:formula="of:=[.C15]/(17*30*82)" office:value-type="float" office:value="0.00542802486848398">
            <text:p>0.0054280249</text:p>
          </table:table-cell>
          <table:table-cell table:formula="of:=SUM([.C$4:.C15])" office:value-type="float" office:value="7314">
            <text:p>7314</text:p>
          </table:table-cell>
          <table:table-cell/>
        </table:table-row>
        <table:table-row table:style-name="ro2">
          <table:table-cell office:value-type="string">
            <text:p>Hip contusion</text:p>
          </table:table-cell>
          <table:table-cell office:value-type="string">
            <text:p>Bruised Hip</text:p>
          </table:table-cell>
          <table:table-cell office:value-type="float" office:value="218">
            <text:p>218</text:p>
          </table:table-cell>
          <table:table-cell office:value-type="float" office:value="1.7">
            <text:p>1.7</text:p>
          </table:table-cell>
          <table:table-cell office:value-type="float" office:value="249">
            <text:p>249</text:p>
          </table:table-cell>
          <table:table-cell office:value-type="float" office:value="0.4">
            <text:p>0.4</text:p>
          </table:table-cell>
          <table:table-cell office:value-type="float" office:value="159">
            <text:p>159</text:p>
          </table:table-cell>
          <table:table-cell office:value-type="float" office:value="2.5">
            <text:p>2.5</text:p>
          </table:table-cell>
          <table:table-cell office:value-type="float" office:value="72.9">
            <text:p>72.9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6]/[.C16]" office:value-type="float" office:value="1.14220183486239">
            <text:p>1.14</text:p>
          </table:table-cell>
          <table:table-cell table:formula="of:=[.C16]/(17*30*82)" office:value-type="float" office:value="0.00521281683405069">
            <text:p>0.0052128168</text:p>
          </table:table-cell>
          <table:table-cell table:formula="of:=SUM([.C$4:.C16])" office:value-type="float" office:value="7532">
            <text:p>7532</text:p>
          </table:table-cell>
          <table:table-cell/>
        </table:table-row>
        <table:table-row table:style-name="ro2">
          <table:table-cell office:value-type="string">
            <text:p>Foot sprain</text:p>
          </table:table-cell>
          <table:table-cell office:value-type="string">
            <text:p>Sprained Foot</text:p>
          </table:table-cell>
          <table:table-cell office:value-type="float" office:value="207">
            <text:p>207</text:p>
          </table:table-cell>
          <table:table-cell office:value-type="float" office:value="1.6">
            <text:p>1.6</text:p>
          </table:table-cell>
          <table:table-cell office:value-type="float" office:value="866">
            <text:p>866</text:p>
          </table:table-cell>
          <table:table-cell office:value-type="float" office:value="1.5">
            <text:p>1.5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58">
            <text:p>5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17]/[.C17]" office:value-type="float" office:value="4.18357487922705">
            <text:p>4.18</text:p>
          </table:table-cell>
          <table:table-cell table:formula="of:=[.C17]/(17*30*82)" office:value-type="float" office:value="0.00494978479196557">
            <text:p>0.0049497848</text:p>
          </table:table-cell>
          <table:table-cell table:formula="of:=SUM([.C$4:.C17])" office:value-type="float" office:value="7739">
            <text:p>7739</text:p>
          </table:table-cell>
          <table:table-cell/>
        </table:table-row>
        <table:table-row table:style-name="ro1">
          <table:table-cell office:value-type="string">
            <text:p>Achilles tendinopathy</text:p>
          </table:table-cell>
          <table:table-cell office:value-type="string">
            <text:p>Achilles Tendinitis</text:p>
          </table:table-cell>
          <table:table-cell office:value-type="float" office:value="204">
            <text:p>204</text:p>
          </table:table-cell>
          <table:table-cell office:value-type="float" office:value="1.6">
            <text:p>1.6</text:p>
          </table:table-cell>
          <table:table-cell office:value-type="float" office:value="1038">
            <text:p>1038</text:p>
          </table:table-cell>
          <table:table-cell office:value-type="float" office:value="1.8">
            <text:p>1.8</text:p>
          </table:table-cell>
          <table:table-cell office:value-type="float" office:value="45">
            <text:p>45</text:p>
          </table:table-cell>
          <table:table-cell office:value-type="float" office:value="0.7">
            <text:p>0.7</text:p>
          </table:table-cell>
          <table:table-cell office:value-type="float" office:value="22.1">
            <text:p>22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18]/[.C18]" office:value-type="float" office:value="5.08823529411765">
            <text:p>5.09</text:p>
          </table:table-cell>
          <table:table-cell table:formula="of:=[.C18]/(17*30*82)" office:value-type="float" office:value="0.00487804878048781">
            <text:p>0.0048780488</text:p>
          </table:table-cell>
          <table:table-cell table:formula="of:=SUM([.C$4:.C18])" office:value-type="float" office:value="7943">
            <text:p>7943</text:p>
          </table:table-cell>
          <table:table-cell/>
        </table:table-row>
        <table:table-row table:style-name="ro2">
          <table:table-cell office:value-type="string">
            <text:p>Thumb sprain</text:p>
          </table:table-cell>
          <table:table-cell office:value-type="string">
            <text:p>Sprained Thumb</text:p>
          </table:table-cell>
          <table:table-cell office:value-type="float" office:value="196">
            <text:p>196</text:p>
          </table:table-cell>
          <table:table-cell office:value-type="float" office:value="1.6">
            <text:p>1.6</text:p>
          </table:table-cell>
          <table:table-cell office:value-type="float" office:value="811">
            <text:p>811</text:p>
          </table:table-cell>
          <table:table-cell office:value-type="float" office:value="1.4">
            <text:p>1.4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64.8">
            <text:p>64.8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9]/[.C19]" office:value-type="float" office:value="4.13775510204082">
            <text:p>4.14</text:p>
          </table:table-cell>
          <table:table-cell table:formula="of:=[.C19]/(17*30*82)" office:value-type="float" office:value="0.00468675274988044">
            <text:p>0.0046867527</text:p>
          </table:table-cell>
          <table:table-cell table:formula="of:=SUM([.C$4:.C19])" office:value-type="float" office:value="8139">
            <text:p>8139</text:p>
          </table:table-cell>
          <table:table-cell/>
        </table:table-row>
        <table:table-row table:style-name="ro2">
          <table:table-cell office:value-type="string">
            <text:p>Wrist sprain</text:p>
          </table:table-cell>
          <table:table-cell office:value-type="string">
            <text:p>Sprained Wrist</text:p>
          </table:table-cell>
          <table:table-cell office:value-type="float" office:value="181">
            <text:p>181</text:p>
          </table:table-cell>
          <table:table-cell office:value-type="float" office:value="1.4">
            <text:p>1.4</text:p>
          </table:table-cell>
          <table:table-cell office:value-type="float" office:value="851">
            <text:p>851</text:p>
          </table:table-cell>
          <table:table-cell office:value-type="float" office:value="1.4">
            <text:p>1.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69.1">
            <text:p>69.1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0]/[.C20]" office:value-type="float" office:value="4.70165745856354">
            <text:p>4.70</text:p>
          </table:table-cell>
          <table:table-cell table:formula="of:=[.C20]/(17*30*82)" office:value-type="float" office:value="0.00432807269249163">
            <text:p>0.0043280727</text:p>
          </table:table-cell>
          <table:table-cell table:formula="of:=SUM([.C$4:.C20])" office:value-type="float" office:value="8320">
            <text:p>8320</text:p>
          </table:table-cell>
          <table:table-cell/>
        </table:table-row>
        <table:table-row table:style-name="ro1">
          <table:table-cell office:value-type="string">
            <text:p>Periorbital laceration</text:p>
          </table:table-cell>
          <table:table-cell office:value-type="string">
            <text:p>Lacerated Eyelid</text:p>
          </table:table-cell>
          <table:table-cell office:value-type="float" office:value="172">
            <text:p>172</text:p>
          </table:table-cell>
          <table:table-cell office:value-type="float" office:value="1.4">
            <text:p>1.4</text:p>
          </table:table-cell>
          <table:table-cell office:value-type="float" office:value="52">
            <text:p>52</text:p>
          </table:table-cell>
          <table:table-cell office:value-type="float" office:value="0.1">
            <text:p>0.1</text:p>
          </table:table-cell>
          <table:table-cell office:value-type="float" office:value="114">
            <text:p>114</text:p>
          </table:table-cell>
          <table:table-cell office:value-type="float" office:value="1.8">
            <text:p>1.8</text:p>
          </table:table-cell>
          <table:table-cell office:value-type="float" office:value="66.3">
            <text:p>66.3</text:p>
          </table:table-cell>
          <table:table-cell office:value-type="float" office:value="0.3">
            <text:p>0.3</text:p>
          </table:table-cell>
          <table:table-cell office:value-type="string">
            <text:p>0.3-0.4</text:p>
          </table:table-cell>
          <table:table-cell table:style-name="ce4" table:formula="of:=[.E21]/[.C21]" office:value-type="float" office:value="0.302325581395349">
            <text:p>0.30</text:p>
          </table:table-cell>
          <table:table-cell table:formula="of:=[.C21]/(17*30*82)" office:value-type="float" office:value="0.00411286465805835">
            <text:p>0.0041128647</text:p>
          </table:table-cell>
          <table:table-cell table:formula="of:=SUM([.C$4:.C21])" office:value-type="float" office:value="8492">
            <text:p>8492</text:p>
          </table:table-cell>
          <table:table-cell/>
        </table:table-row>
        <table:table-row table:style-name="ro1">
          <table:table-cell office:value-type="string">
            <text:p>Glenohumeral/Ac sprain</text:p>
          </table:table-cell>
          <table:table-cell office:value-type="string">
            <text:p>Sprained Shoulder</text:p>
          </table:table-cell>
          <table:table-cell office:value-type="float" office:value="158">
            <text:p>158</text:p>
          </table:table-cell>
          <table:table-cell office:value-type="float" office:value="1.3">
            <text:p>1.3</text:p>
          </table:table-cell>
          <table:table-cell office:value-type="float" office:value="1162">
            <text:p>1162</text:p>
          </table:table-cell>
          <table:table-cell office:value-type="float" office:value="1.9">
            <text:p>1.9</text:p>
          </table:table-cell>
          <table:table-cell office:value-type="float" office:value="108">
            <text:p>108</text:p>
          </table:table-cell>
          <table:table-cell office:value-type="float" office:value="1.7">
            <text:p>1.7</text:p>
          </table:table-cell>
          <table:table-cell office:value-type="float" office:value="68">
            <text:p>6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2]/[.C22]" office:value-type="float" office:value="7.35443037974684">
            <text:p>7.35</text:p>
          </table:table-cell>
          <table:table-cell table:formula="of:=[.C22]/(17*30*82)" office:value-type="float" office:value="0.00377809660449546">
            <text:p>0.0037780966</text:p>
          </table:table-cell>
          <table:table-cell table:formula="of:=SUM([.C$4:.C22])" office:value-type="float" office:value="8650">
            <text:p>8650</text:p>
          </table:table-cell>
          <table:table-cell/>
        </table:table-row>
        <table:table-row table:style-name="ro2">
          <table:table-cell office:value-type="string">
            <text:p>Cervical sprain/strain</text:p>
          </table:table-cell>
          <table:table-cell office:value-type="string">
            <text:p>Strained Neck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71">
            <text:p>71</text:p>
          </table:table-cell>
          <table:table-cell office:value-type="float" office:value="1.1">
            <text:p>1.1</text:p>
          </table:table-cell>
          <table:table-cell office:value-type="float" office:value="57.3">
            <text:p>57.3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23]/[.C23]" office:value-type="float" office:value="1.20967741935484">
            <text:p>1.21</text:p>
          </table:table-cell>
          <table:table-cell table:formula="of:=[.C23]/(17*30*82)" office:value-type="float" office:value="0.00296508847441416">
            <text:p>0.0029650885</text:p>
          </table:table-cell>
          <table:table-cell table:formula="of:=SUM([.C$4:.C23])" office:value-type="float" office:value="8774">
            <text:p>8774</text:p>
          </table:table-cell>
          <table:table-cell/>
        </table:table-row>
        <table:table-row table:style-name="ro2">
          <table:table-cell office:value-type="string">
            <text:p>Lumbar disc degeneration</text:p>
          </table:table-cell>
          <table:table-cell office:value-type="string">
            <text:p>Herniated Disc</text:p>
          </table:table-cell>
          <table:table-cell office:value-type="float" office:value="110">
            <text:p>110</text:p>
          </table:table-cell>
          <table:table-cell office:value-type="float" office:value="0.9">
            <text:p>0.9</text:p>
          </table:table-cell>
          <table:table-cell office:value-type="float" office:value="2151">
            <text:p>2151</text:p>
          </table:table-cell>
          <table:table-cell office:value-type="float" office:value="3.6">
            <text:p>3.6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0.9">
            <text:p>20.9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24]/[.C24]" office:value-type="float" office:value="19.5545454545455">
            <text:p>19.55</text:p>
          </table:table-cell>
          <table:table-cell table:formula="of:=[.C24]/(17*30*82)" office:value-type="float" office:value="0.00263032042085127">
            <text:p>0.0026303204</text:p>
          </table:table-cell>
          <table:table-cell table:formula="of:=SUM([.C$4:.C24])" office:value-type="float" office:value="8884">
            <text:p>8884</text:p>
          </table:table-cell>
          <table:table-cell/>
        </table:table-row>
        <table:table-row table:style-name="ro1">
          <table:table-cell office:value-type="string">
            <text:p>Lumbosacral contusion</text:p>
          </table:table-cell>
          <table:table-cell office:value-type="string">
            <text:p>Bruised Back</text:p>
          </table:table-cell>
          <table:table-cell office:value-type="float" office:value="109">
            <text:p>109</text:p>
          </table:table-cell>
          <table:table-cell office:value-type="float" office:value="0.9">
            <text:p>0.9</text:p>
          </table:table-cell>
          <table:table-cell office:value-type="float" office:value="169">
            <text:p>169</text:p>
          </table:table-cell>
          <table:table-cell office:value-type="float" office:value="0.3">
            <text:p>0.3</text:p>
          </table:table-cell>
          <table:table-cell office:value-type="float" office:value="90">
            <text:p>90</text:p>
          </table:table-cell>
          <table:table-cell office:value-type="float" office:value="1.4">
            <text:p>1.4</text:p>
          </table:table-cell>
          <table:table-cell office:value-type="float" office:value="82.6">
            <text:p>82.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25]/[.C25]" office:value-type="float" office:value="1.55045871559633">
            <text:p>1.55</text:p>
          </table:table-cell>
          <table:table-cell table:formula="of:=[.C25]/(17*30*82)" office:value-type="float" office:value="0.00260640841702535">
            <text:p>0.0026064084</text:p>
          </table:table-cell>
          <table:table-cell table:formula="of:=SUM([.C$4:.C25])" office:value-type="float" office:value="8993">
            <text:p>8993</text:p>
          </table:table-cell>
          <table:table-cell/>
        </table:table-row>
        <table:table-row table:style-name="ro2">
          <table:table-cell office:value-type="string">
            <text:p>Foot contusion</text:p>
          </table:table-cell>
          <table:table-cell office:value-type="string">
            <text:p>Bruised Foot</text:p>
          </table:table-cell>
          <table:table-cell office:value-type="float" office:value="107">
            <text:p>107</text:p>
          </table:table-cell>
          <table:table-cell office:value-type="float" office:value="0.8">
            <text:p>0.8</text:p>
          </table:table-cell>
          <table:table-cell office:value-type="float" office:value="255">
            <text:p>255</text:p>
          </table:table-cell>
          <table:table-cell office:value-type="float" office:value="0.4">
            <text:p>0.4</text:p>
          </table:table-cell>
          <table:table-cell office:value-type="float" office:value="54">
            <text:p>54</text:p>
          </table:table-cell>
          <table:table-cell office:value-type="float" office:value="0.9">
            <text:p>0.9</text:p>
          </table:table-cell>
          <table:table-cell office:value-type="float" office:value="50.5">
            <text:p>50.5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6]/[.C26]" office:value-type="float" office:value="2.38317757009346">
            <text:p>2.38</text:p>
          </table:table-cell>
          <table:table-cell table:formula="of:=[.C26]/(17*30*82)" office:value-type="float" office:value="0.00255858440937351">
            <text:p>0.0025585844</text:p>
          </table:table-cell>
          <table:table-cell table:formula="of:=SUM([.C$4:.C26])" office:value-type="float" office:value="9100">
            <text:p>9100</text:p>
          </table:table-cell>
          <table:table-cell/>
        </table:table-row>
        <table:table-row table:style-name="ro2">
          <table:table-cell office:value-type="string">
            <text:p>Foot fracture</text:p>
          </table:table-cell>
          <table:table-cell office:value-type="string">
            <text:p>Fractured Food</text:p>
          </table:table-cell>
          <table:table-cell office:value-type="float" office:value="106">
            <text:p>106</text:p>
          </table:table-cell>
          <table:table-cell office:value-type="float" office:value="0.8">
            <text:p>0.8</text:p>
          </table:table-cell>
          <table:table-cell office:value-type="float" office:value="2169">
            <text:p>2169</text:p>
          </table:table-cell>
          <table:table-cell office:value-type="float" office:value="3.7">
            <text:p>3.7</text:p>
          </table:table-cell>
          <table:table-cell office:value-type="float" office:value="37">
            <text:p>37</text:p>
          </table:table-cell>
          <table:table-cell office:value-type="float" office:value="0.6">
            <text:p>0.6</text:p>
          </table:table-cell>
          <table:table-cell office:value-type="float" office:value="34.9">
            <text:p>34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27]/[.C27]" office:value-type="float" office:value="20.4622641509434">
            <text:p>20.46</text:p>
          </table:table-cell>
          <table:table-cell table:formula="of:=[.C27]/(17*30*82)" office:value-type="float" office:value="0.00253467240554758">
            <text:p>0.0025346724</text:p>
          </table:table-cell>
          <table:table-cell table:formula="of:=SUM([.C$4:.C27])" office:value-type="float" office:value="9206">
            <text:p>9206</text:p>
          </table:table-cell>
          <table:table-cell/>
        </table:table-row>
        <table:table-row table:style-name="ro2">
          <table:table-cell office:value-type="string">
            <text:p>Foot strain</text:p>
          </table:table-cell>
          <table:table-cell office:value-type="string">
            <text:p>Strained Foot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302">
            <text:p>30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0.8">
            <text:p>0.8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8]/[.C28]" office:value-type="float" office:value="2.96078431372549">
            <text:p>2.96</text:p>
          </table:table-cell>
          <table:table-cell table:formula="of:=[.C28]/(17*30*82)" office:value-type="float" office:value="0.0024390243902439">
            <text:p>0.0024390244</text:p>
          </table:table-cell>
          <table:table-cell table:formula="of:=SUM([.C$4:.C28])" office:value-type="float" office:value="9308">
            <text:p>9308</text:p>
          </table:table-cell>
          <table:table-cell/>
        </table:table-row>
        <table:table-row table:style-name="ro1">
          <table:table-cell office:value-type="string">
            <text:p>Meniscal tear</text:p>
          </table:table-cell>
          <table:table-cell office:value-type="string">
            <text:p>Torn Meniscus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2421">
            <text:p>2421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39.2">
            <text:p>39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29]/[.C29]" office:value-type="float" office:value="23.7352941176471">
            <text:p>23.74</text:p>
          </table:table-cell>
          <table:table-cell table:formula="of:=[.C29]/(17*30*82)" office:value-type="float" office:value="0.0024390243902439">
            <text:p>0.0024390244</text:p>
          </table:table-cell>
          <table:table-cell table:formula="of:=SUM([.C$4:.C29])" office:value-type="float" office:value="9410">
            <text:p>9410</text:p>
          </table:table-cell>
          <table:table-cell/>
        </table:table-row>
        <table:table-row table:style-name="ro2">
          <table:table-cell office:value-type="string">
            <text:p>Quadriceps strain</text:p>
          </table:table-cell>
          <table:table-cell office:value-type="string">
            <text:p>Strained Quadriceps</text:p>
          </table:table-cell>
          <table:table-cell office:value-type="float" office:value="101">
            <text:p>101</text:p>
          </table:table-cell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office:value-type="float" office:value="0.7">
            <text:p>0.7</text:p>
          </table:table-cell>
          <table:table-cell office:value-type="float" office:value="43.6">
            <text:p>43.6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0]/[.C30]" office:value-type="float" office:value="3.08910891089109">
            <text:p>3.09</text:p>
          </table:table-cell>
          <table:table-cell table:formula="of:=[.C30]/(17*30*82)" office:value-type="float" office:value="0.00241511238641798">
            <text:p>0.0024151124</text:p>
          </table:table-cell>
          <table:table-cell table:formula="of:=SUM([.C$4:.C30])" office:value-type="float" office:value="9511">
            <text:p>9511</text:p>
          </table:table-cell>
          <table:table-cell/>
        </table:table-row>
        <table:table-row table:style-name="ro2">
          <table:table-cell office:value-type="string">
            <text:p>Hand/wrist fracture</text:p>
          </table:table-cell>
          <table:table-cell office:value-type="string">
            <text:p>Fractured Hand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1470">
            <text:p>1470</text:p>
          </table:table-cell>
          <table:table-cell office:value-type="float" office:value="2.5">
            <text:p>2.5</text:p>
          </table:table-cell>
          <table:table-cell office:value-type="float" office:value="76">
            <text:p>76</text:p>
          </table:table-cell>
          <table:table-cell office:value-type="float" office:value="1.2">
            <text:p>1.2</text:p>
          </table:table-cell>
          <table:table-cell office:value-type="float" office:value="76">
            <text:p>76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31]/[.C31]" office:value-type="float" office:value="14.7">
            <text:p>14.70</text:p>
          </table:table-cell>
          <table:table-cell table:formula="of:=[.C31]/(17*30*82)" office:value-type="float" office:value="0.00239120038259206">
            <text:p>0.0023912004</text:p>
          </table:table-cell>
          <table:table-cell table:formula="of:=SUM([.C$4:.C31])" office:value-type="float" office:value="9611">
            <text:p>9611</text:p>
          </table:table-cell>
          <table:table-cell/>
        </table:table-row>
        <table:table-row table:style-name="ro2">
          <table:table-cell table:style-name="ce2" office:value-type="string">
            <text:p>Tooth fracture</text:p>
          </table:table-cell>
          <table:table-cell office:value-type="string">
            <text:p>Fractured Tooth</text:p>
          </table:table-cell>
          <table:table-cell office:value-type="float" office:value="90">
            <text:p>90</text:p>
          </table:table-cell>
          <table:table-cell office:value-type="float" office:value="0.7">
            <text:p>0.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.8">
            <text:p>0.8</text:p>
          </table:table-cell>
          <table:table-cell office:value-type="float" office:value="58.9">
            <text:p>58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2]/[.C32]" office:value-type="float" office:value="0.233333333333333">
            <text:p>0.23</text:p>
          </table:table-cell>
          <table:table-cell table:formula="of:=[.C32]/(17*30*82)" office:value-type="float" office:value="0.00215208034433285">
            <text:p>0.0021520803</text:p>
          </table:table-cell>
          <table:table-cell table:formula="of:=SUM([.C$4:.C32])" office:value-type="float" office:value="9701">
            <text:p>9701</text:p>
          </table:table-cell>
          <table:table-cell/>
        </table:table-row>
        <table:table-row table:style-name="ro1">
          <table:table-cell office:value-type="string">
            <text:p>Rotator cuff tendinopathy</text:p>
          </table:table-cell>
          <table:table-cell office:value-type="string">
            <text:p>Rotator Cuff Tendinitis</text:p>
          </table:table-cell>
          <table:table-cell office:value-type="float" office:value="89">
            <text:p>89</text:p>
          </table:table-cell>
          <table:table-cell office:value-type="float" office:value="0.7">
            <text:p>0.7</text:p>
          </table:table-cell>
          <table:table-cell office:value-type="float" office:value="303">
            <text:p>303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5.8">
            <text:p>25.8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33]/[.C33]" office:value-type="float" office:value="3.40449438202247">
            <text:p>3.40</text:p>
          </table:table-cell>
          <table:table-cell table:formula="of:=[.C33]/(17*30*82)" office:value-type="float" office:value="0.00212816834050693">
            <text:p>0.0021281683</text:p>
          </table:table-cell>
          <table:table-cell table:formula="of:=SUM([.C$4:.C33])" office:value-type="float" office:value="9790">
            <text:p>9790</text:p>
          </table:table-cell>
          <table:table-cell/>
        </table:table-row>
        <table:table-row table:style-name="ro1">
          <table:table-cell office:value-type="string">
            <text:p>Hip flexor strain</text:p>
          </table:table-cell>
          <table:table-cell office:value-type="string">
            <text:p>Strained Hip Flexor</text:p>
          </table:table-cell>
          <table:table-cell office:value-type="float" office:value="87">
            <text:p>87</text:p>
          </table:table-cell>
          <table:table-cell office:value-type="float" office:value="0.7">
            <text:p>0.7</text:p>
          </table:table-cell>
          <table:table-cell office:value-type="float" office:value="296">
            <text:p>296</text:p>
          </table:table-cell>
          <table:table-cell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float" office:value="0.6">
            <text:p>0.6</text:p>
          </table:table-cell>
          <table:table-cell office:value-type="float" office:value="44.8">
            <text:p>44.8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4]/[.C34]" office:value-type="float" office:value="3.40229885057471">
            <text:p>3.40</text:p>
          </table:table-cell>
          <table:table-cell table:formula="of:=[.C34]/(17*30*82)" office:value-type="float" office:value="0.00208034433285509">
            <text:p>0.0020803443</text:p>
          </table:table-cell>
          <table:table-cell table:formula="of:=SUM([.C$4:.C34])" office:value-type="float" office:value="9877">
            <text:p>9877</text:p>
          </table:table-cell>
          <table:table-cell/>
        </table:table-row>
        <table:table-row table:style-name="ro2">
          <table:table-cell office:value-type="string">
            <text:p>Elbow inflammation</text:p>
          </table:table-cell>
          <table:table-cell office:value-type="string">
            <text:p>Elbow Tendinitis</text:p>
          </table:table-cell>
          <table:table-cell office:value-type="float" office:value="84">
            <text:p>84</text:p>
          </table:table-cell>
          <table:table-cell office:value-type="float" office:value="0.7">
            <text:p>0.7</text:p>
          </table:table-cell>
          <table:table-cell office:value-type="float" office:value="203">
            <text:p>203</text:p>
          </table:table-cell>
          <table:table-cell office:value-type="float" office:value="0.3">
            <text:p>0.3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36.9">
            <text:p>36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5]/[.C35]" office:value-type="float" office:value="2.41666666666667">
            <text:p>2.42</text:p>
          </table:table-cell>
          <table:table-cell table:formula="of:=[.C35]/(17*30*82)" office:value-type="float" office:value="0.00200860832137733">
            <text:p>0.0020086083</text:p>
          </table:table-cell>
          <table:table-cell table:formula="of:=SUM([.C$4:.C35])" office:value-type="float" office:value="9961">
            <text:p>9961</text:p>
          </table:table-cell>
          <table:table-cell/>
        </table:table-row>
        <table:table-row table:style-name="ro2">
          <table:table-cell office:value-type="string">
            <text:p>Shoulder contusion</text:p>
          </table:table-cell>
          <table:table-cell office:value-type="string">
            <text:p>Bruised Shoulder</text:p>
          </table:table-cell>
          <table:table-cell office:value-type="float" office:value="75">
            <text:p>75</text:p>
          </table:table-cell>
          <table:table-cell office:value-type="float" office:value="0.6">
            <text:p>0.6</text:p>
          </table:table-cell>
          <table:table-cell office:value-type="float" office:value="62">
            <text:p>62</text:p>
          </table:table-cell>
          <table:table-cell office:value-type="float" office:value="0.1">
            <text:p>0.1</text:p>
          </table:table-cell>
          <table:table-cell office:value-type="float" office:value="56">
            <text:p>56</text:p>
          </table:table-cell>
          <table:table-cell office:value-type="float" office:value="0.9">
            <text:p>0.9</text:p>
          </table:table-cell>
          <table:table-cell office:value-type="float" office:value="74.7">
            <text:p>74.7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6]/[.C36]" office:value-type="float" office:value="0.826666666666667">
            <text:p>0.83</text:p>
          </table:table-cell>
          <table:table-cell table:formula="of:=[.C36]/(17*30*82)" office:value-type="float" office:value="0.00179340028694405">
            <text:p>0.0017934003</text:p>
          </table:table-cell>
          <table:table-cell table:formula="of:=SUM([.C$4:.C36])" office:value-type="float" office:value="10036">
            <text:p>10036</text:p>
          </table:table-cell>
          <table:table-cell/>
        </table:table-row>
        <table:table-row table:style-name="ro2">
          <table:table-cell table:number-columns-repeated="2" office:value-type="string">
            <text:p>Concussion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220">
            <text:p>220</text:p>
          </table:table-cell>
          <table:table-cell office:value-type="float" office:value="0.4">
            <text:p>0.4</text:p>
          </table:table-cell>
          <table:table-cell office:value-type="float" office:value="53">
            <text:p>53</text:p>
          </table:table-cell>
          <table:table-cell office:value-type="float" office:value="0.8">
            <text:p>0.8</text:p>
          </table:table-cell>
          <table:table-cell office:value-type="float" office:value="72.6">
            <text:p>72.6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7]/[.C37]" office:value-type="float" office:value="3.01369863013699">
            <text:p>3.01</text:p>
          </table:table-cell>
          <table:table-cell table:formula="of:=[.C37]/(17*30*82)" office:value-type="float" office:value="0.0017455762792922">
            <text:p>0.0017455763</text:p>
          </table:table-cell>
          <table:table-cell table:formula="of:=SUM([.C$4:.C37])" office:value-type="float" office:value="10109">
            <text:p>10109</text:p>
          </table:table-cell>
          <table:table-cell/>
        </table:table-row>
        <table:table-row table:style-name="ro2">
          <table:table-cell office:value-type="string">
            <text:p>Nose fracture</text:p>
          </table:table-cell>
          <table:table-cell office:value-type="string">
            <text:p>Fractured Nose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92">
            <text:p>92</text:p>
          </table:table-cell>
          <table:table-cell office:value-type="float" office:value="0.2">
            <text:p>0.2</text:p>
          </table:table-cell>
          <table:table-cell office:value-type="float" office:value="55">
            <text:p>55</text:p>
          </table:table-cell>
          <table:table-cell office:value-type="float" office:value="0.9">
            <text:p>0.9</text:p>
          </table:table-cell>
          <table:table-cell office:value-type="float" office:value="75.3">
            <text:p>75.3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8]/[.C38]" office:value-type="float" office:value="1.26027397260274">
            <text:p>1.26</text:p>
          </table:table-cell>
          <table:table-cell table:formula="of:=[.C38]/(17*30*82)" office:value-type="float" office:value="0.0017455762792922">
            <text:p>0.0017455763</text:p>
          </table:table-cell>
          <table:table-cell table:formula="of:=SUM([.C$4:.C38])" office:value-type="float" office:value="10182">
            <text:p>10182</text:p>
          </table:table-cell>
          <table:table-cell/>
        </table:table-row>
        <table:table-row table:style-name="ro2">
          <table:table-cell office:value-type="string">
            <text:p>Elbow contusion</text:p>
          </table:table-cell>
          <table:table-cell office:value-type="string">
            <text:p>Bruised Elbow</text:p>
          </table:table-cell>
          <table:table-cell office:value-type="float" office:value="72">
            <text:p>72</text:p>
          </table:table-cell>
          <table:table-cell office:value-type="float" office:value="0.6">
            <text:p>0.6</text:p>
          </table:table-cell>
          <table:table-cell office:value-type="float" office:value="64">
            <text:p>64</text:p>
          </table:table-cell>
          <table:table-cell office:value-type="float" office:value="0.1">
            <text:p>0.1</text:p>
          </table:table-cell>
          <table:table-cell office:value-type="float" office:value="50">
            <text:p>50</text:p>
          </table:table-cell>
          <table:table-cell office:value-type="float" office:value="0.8">
            <text:p>0.8</text:p>
          </table:table-cell>
          <table:table-cell office:value-type="float" office:value="69.4">
            <text:p>69.4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9]/[.C39]" office:value-type="float" office:value="0.888888888888889">
            <text:p>0.89</text:p>
          </table:table-cell>
          <table:table-cell table:formula="of:=[.C39]/(17*30*82)" office:value-type="float" office:value="0.00172166427546628">
            <text:p>0.0017216643</text:p>
          </table:table-cell>
          <table:table-cell table:formula="of:=SUM([.C$4:.C39])" office:value-type="float" office:value="10254">
            <text:p>10254</text:p>
          </table:table-cell>
          <table:table-cell/>
        </table:table-row>
        <table:table-row table:style-name="ro2">
          <table:table-cell office:value-type="string">
            <text:p>Rotator cuff strain</text:p>
          </table:table-cell>
          <table:table-cell office:value-type="string">
            <text:p>Strained Rotator Cuff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271">
            <text:p>271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57.1">
            <text:p>57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0]/[.C40]" office:value-type="float" office:value="3.87142857142857">
            <text:p>3.87</text:p>
          </table:table-cell>
          <table:table-cell table:formula="of:=[.C40]/(17*30*82)" office:value-type="float" office:value="0.00167384026781444">
            <text:p>0.0016738403</text:p>
          </table:table-cell>
          <table:table-cell table:formula="of:=SUM([.C$4:.C40])" office:value-type="float" office:value="10324">
            <text:p>10324</text:p>
          </table:table-cell>
          <table:table-cell/>
        </table:table-row>
        <table:table-row table:style-name="ro2">
          <table:table-cell office:value-type="string">
            <text:p>Hand contusion</text:p>
          </table:table-cell>
          <table:table-cell office:value-type="string">
            <text:p>Bruised Hand</text:p>
          </table:table-cell>
          <table:table-cell office:value-type="float" office:value="69">
            <text:p>69</text:p>
          </table:table-cell>
          <table:table-cell office:value-type="float" office:value="0.5">
            <text:p>0.5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47">
            <text:p>47</text:p>
          </table:table-cell>
          <table:table-cell office:value-type="float" office:value="0.7">
            <text:p>0.7</text:p>
          </table:table-cell>
          <table:table-cell office:value-type="float" office:value="68.1">
            <text:p>68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1]/[.C41]" office:value-type="float" office:value="0.449275362318841">
            <text:p>0.45</text:p>
          </table:table-cell>
          <table:table-cell table:formula="of:=[.C41]/(17*30*82)" office:value-type="float" office:value="0.00164992826398852">
            <text:p>0.0016499283</text:p>
          </table:table-cell>
          <table:table-cell table:formula="of:=SUM([.C$4:.C41])" office:value-type="float" office:value="10393">
            <text:p>10393</text:p>
          </table:table-cell>
          <table:table-cell/>
        </table:table-row>
        <table:table-row table:style-name="ro2">
          <table:table-cell office:value-type="string">
            <text:p>Elbow sprain</text:p>
          </table:table-cell>
          <table:table-cell office:value-type="string">
            <text:p>Sprained Elbow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123">
            <text:p>123</text:p>
          </table:table-cell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67.2">
            <text:p>67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2]/[.C42]" office:value-type="float" office:value="1.921875">
            <text:p>1.92</text:p>
          </table:table-cell>
          <table:table-cell table:formula="of:=[.C42]/(17*30*82)" office:value-type="float" office:value="0.00153036824485892">
            <text:p>0.0015303682</text:p>
          </table:table-cell>
          <table:table-cell table:formula="of:=SUM([.C$4:.C42])" office:value-type="float" office:value="10457">
            <text:p>10457</text:p>
          </table:table-cell>
          <table:table-cell/>
        </table:table-row>
        <table:table-row table:style-name="ro1">
          <table:table-cell office:value-type="string">
            <text:p>Periorbital contusion</text:p>
          </table:table-cell>
          <table:table-cell office:value-type="string">
            <text:p>Bruised Eye</text:p>
          </table:table-cell>
          <table:table-cell office:value-type="float" office:value="60">
            <text:p>60</text:p>
          </table:table-cell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3]/[.C43]" office:value-type="float" office:value="0.316666666666667">
            <text:p>0.32</text:p>
          </table:table-cell>
          <table:table-cell table:formula="of:=[.C43]/(17*30*82)" office:value-type="float" office:value="0.00143472022955524">
            <text:p>0.0014347202</text:p>
          </table:table-cell>
          <table:table-cell table:formula="of:=SUM([.C$4:.C43])" office:value-type="float" office:value="10517">
            <text:p>10517</text:p>
          </table:table-cell>
          <table:table-cell/>
        </table:table-row>
        <table:table-row table:style-name="ro2">
          <table:table-cell office:value-type="string">
            <text:p>Abdominal strain</text:p>
          </table:table-cell>
          <table:table-cell office:value-type="string">
            <text:p>Strained Abdomen</text:p>
          </table:table-cell>
          <table:table-cell office:value-type="float" office:value="59">
            <text:p>59</text:p>
          </table:table-cell>
          <table:table-cell office:value-type="float" office:value="0.5">
            <text:p>0.5</text:p>
          </table:table-cell>
          <table:table-cell office:value-type="float" office:value="342">
            <text:p>342</text:p>
          </table:table-cell>
          <table:table-cell office:value-type="float" office:value="0.6">
            <text:p>0.6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49.2">
            <text:p>49.2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4]/[.C44]" office:value-type="float" office:value="5.79661016949153">
            <text:p>5.80</text:p>
          </table:table-cell>
          <table:table-cell table:formula="of:=[.C44]/(17*30*82)" office:value-type="float" office:value="0.00141080822572932">
            <text:p>0.0014108082</text:p>
          </table:table-cell>
          <table:table-cell table:formula="of:=SUM([.C$4:.C44])" office:value-type="float" office:value="10576">
            <text:p>10576</text:p>
          </table:table-cell>
          <table:table-cell/>
        </table:table-row>
        <table:table-row table:style-name="ro2">
          <table:table-cell office:value-type="string">
            <text:p>Shoulder strain</text:p>
          </table:table-cell>
          <table:table-cell office:value-type="string">
            <text:p>Strained Shoulder</text:p>
          </table:table-cell>
          <table:table-cell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office:value-type="float" office:value="0.1">
            <text:p>0.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54.4">
            <text:p>54.4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5]/[.C45]" office:value-type="float" office:value="1.17543859649123">
            <text:p>1.18</text:p>
          </table:table-cell>
          <table:table-cell table:formula="of:=[.C45]/(17*30*82)" office:value-type="float" office:value="0.00136298421807748">
            <text:p>0.0013629842</text:p>
          </table:table-cell>
          <table:table-cell table:formula="of:=SUM([.C$4:.C45])" office:value-type="float" office:value="10633">
            <text:p>10633</text:p>
          </table:table-cell>
          <table:table-cell/>
        </table:table-row>
        <table:table-row table:style-name="ro2">
          <table:table-cell office:value-type="string">
            <text:p>Finger fracture</text:p>
          </table:table-cell>
          <table:table-cell office:value-type="string">
            <text:p>Fractured Finger</text:p>
          </table:table-cell>
          <table:table-cell office:value-type="float" office:value="52">
            <text:p>52</text:p>
          </table:table-cell>
          <table:table-cell office:value-type="float" office:value="0.4">
            <text:p>0.4</text:p>
          </table:table-cell>
          <table:table-cell office:value-type="float" office:value="457">
            <text:p>457</text:p>
          </table:table-cell>
          <table:table-cell office:value-type="float" office:value="0.8">
            <text:p>0.8</text:p>
          </table:table-cell>
          <table:table-cell office:value-type="float" office:value="35">
            <text:p>35</text:p>
          </table:table-cell>
          <table:table-cell office:value-type="float" office:value="0.6">
            <text:p>0.6</text:p>
          </table:table-cell>
          <table:table-cell office:value-type="float" office:value="67.3">
            <text:p>67.3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6]/[.C46]" office:value-type="float" office:value="8.78846153846154">
            <text:p>8.79</text:p>
          </table:table-cell>
          <table:table-cell table:formula="of:=[.C46]/(17*30*82)" office:value-type="float" office:value="0.00124342419894787">
            <text:p>0.0012434242</text:p>
          </table:table-cell>
          <table:table-cell table:formula="of:=SUM([.C$4:.C46])" office:value-type="float" office:value="10685">
            <text:p>10685</text:p>
          </table:table-cell>
          <table:table-cell/>
        </table:table-row>
        <table:table-row table:style-name="ro1">
          <table:table-cell office:value-type="string">
            <text:p>Patellar tendon strain</text:p>
          </table:table-cell>
          <table:table-cell office:value-type="string">
            <text:p>Strained Patellar Tendon</text:p>
          </table:table-cell>
          <table:table-cell office:value-type="float" office:value="48">
            <text:p>48</text:p>
          </table:table-cell>
          <table:table-cell office:value-type="float" office:value="0.4">
            <text:p>0.4</text:p>
          </table:table-cell>
          <table:table-cell office:value-type="float" office:value="454">
            <text:p>454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2.1">
            <text:p>52.1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7]/[.C47]" office:value-type="float" office:value="9.45833333333333">
            <text:p>9.46</text:p>
          </table:table-cell>
          <table:table-cell table:formula="of:=[.C47]/(17*30*82)" office:value-type="float" office:value="0.00114777618364419">
            <text:p>0.0011477762</text:p>
          </table:table-cell>
          <table:table-cell table:formula="of:=SUM([.C$4:.C47])" office:value-type="float" office:value="10733">
            <text:p>10733</text:p>
          </table:table-cell>
          <table:table-cell/>
        </table:table-row>
        <table:table-row table:style-name="ro1">
          <table:table-cell office:value-type="string">
            <text:p>Peroneal strain</text:p>
          </table:table-cell>
          <table:table-cell office:value-type="string">
            <text:p>Peroneal Tendinitis</text:p>
          </table:table-cell>
          <table:table-cell office:value-type="float" office:value="45">
            <text:p>45</text:p>
          </table:table-cell>
          <table:table-cell office:value-type="float" office:value="0.4">
            <text:p>0.4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5.6">
            <text:p>55.6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8]/[.C48]" office:value-type="float" office:value="7.35555555555556">
            <text:p>7.36</text:p>
          </table:table-cell>
          <table:table-cell table:formula="of:=[.C48]/(17*30*82)" office:value-type="float" office:value="0.00107604017216643">
            <text:p>0.0010760402</text:p>
          </table:table-cell>
          <table:table-cell table:formula="of:=SUM([.C$4:.C48])" office:value-type="float" office:value="10778">
            <text:p>10778</text:p>
          </table:table-cell>
          <table:table-cell/>
        </table:table-row>
        <table:table-row table:style-name="ro2">
          <table:table-cell office:value-type="string">
            <text:p>Thumb fracture</text:p>
          </table:table-cell>
          <table:table-cell office:value-type="string">
            <text:p>Fractured Thumb</text:p>
          </table:table-cell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office:value-type="float" office:value="60">
            <text:p>60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9]/[.C49]" office:value-type="float" office:value="8.275">
            <text:p>8.28</text:p>
          </table:table-cell>
          <table:table-cell table:formula="of:=[.C49]/(17*30*82)" office:value-type="float" office:value="0.000956480153036824">
            <text:p>0.0009564802</text:p>
          </table:table-cell>
          <table:table-cell table:formula="of:=SUM([.C$4:.C49])" office:value-type="float" office:value="10818">
            <text:p>10818</text:p>
          </table:table-cell>
          <table:table-cell/>
        </table:table-row>
        <table:table-row table:style-name="ro2">
          <table:table-cell office:value-type="string">
            <text:p>Ankle fracture</text:p>
          </table:table-cell>
          <table:table-cell office:value-type="string">
            <text:p>Fractured Ankle</text:p>
          </table:table-cell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office:value-type="float" office:value="528">
            <text:p>528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41.7">
            <text:p>41.7</text:p>
          </table:table-cell>
          <table:table-cell office:value-type="float" office:value="0">
            <text:p>0</text:p>
          </table:table-cell>
          <table:table-cell office:value-type="string">
            <text:p>0.0-0.0</text:p>
          </table:table-cell>
          <table:table-cell table:style-name="ce4" table:formula="of:=[.E50]/[.C50]" office:value-type="float" office:value="22">
            <text:p>22.00</text:p>
          </table:table-cell>
          <table:table-cell table:formula="of:=[.C50]/(17*30*82)" office:value-type="float" office:value="0.000573888091822095">
            <text:p>0.0005738881</text:p>
          </table:table-cell>
          <table:table-cell table:formula="of:=SUM([.C$4:.C50])" office:value-type="float" office:value="10842">
            <text:p>10842</text:p>
          </table:table-cell>
          <table:table-cell/>
        </table:table-row>
        <table:table-row table:style-name="ro2">
          <table:table-cell/>
          <table:table-cell office:value-type="string">
            <text:p>Torn ACL</text:p>
          </table:table-cell>
          <table:table-cell office:value-type="float" office:value="40">
            <text:p>40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float" office:value="0.001">
            <text:p>0.001</text:p>
          </table:table-cell>
          <table:table-cell table:formula="of:=SUM([.C$4:.C51])" office:value-type="float" office:value="10882">
            <text:p>10882</text:p>
          </table:table-cell>
          <table:table-cell/>
        </table:table-row>
        <table:table-row table:style-name="ro2">
          <table:table-cell table:number-columns-repeated="12"/>
          <table:table-cell table:formula="of:=SUM([.M4:.M51])" office:value-type="float" office:value="0.260253945480631">
            <text:p>0.2602539455</text:p>
          </table:table-cell>
          <table:table-cell table:number-columns-repeated="2"/>
        </table:table-row>
        <table:table-row table:style-name="ro2" table:number-rows-repeated="104851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17:48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03-11T09:57:37</meta:creation-date>
    <dc:date>2013-03-11T20:21:32</dc:date>
    <dc:creator>Jeremy </dc:creator>
    <meta:editing-duration>PT1H25M4S</meta:editing-duration>
    <meta:editing-cycles>30</meta:editing-cycles>
    <meta:generator>LibreOffice/3.6$Linux_X86_64 LibreOffice_project/360m1$Build-2</meta:generator>
    <meta:document-statistic meta:table-count="1" meta:cell-count="693" meta:object-count="0"/>
  </office:meta>
</office:document-meta>
</file>